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solid" draw:fill-color="#ffff99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fill="solid" draw:fill-color="#cccc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family="Arial" style:font-style-name="Normal" style:font-family-generic="swiss" style:font-pitch="variable" fo:font-size="12pt" style:font-family-asian="Arial" style:font-style-name-asian="Normal" style:font-family-generic-asian="swiss" style:font-pitch-asian="variable" style:font-size-asian="12pt" style:font-family-complex="Arial" style:font-style-name-complex="Normal" style:font-family-generic-complex="swiss" style:font-pitch-complex="variable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3" draw:layer="layout" svg:width="5.5cm" svg:height="2cm" svg:x="6.2cm" svg:y="2.5cm">
          <text:p text:style-name="P1"><text:span text:style-name="T1">C:&lt;id&gt;:</text:span><text:span text:style-name="T2"> Component name</text:span></text:p>
          <text:p text:style-name="P1"><text:span text:style-name="T3">————</text:span></text:p>
          <text:p text:style-name="P2"><text:span text:style-name="T3">• </text:span><text:span text:style-name="T3">Functional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5cm" svg:height="2cm" svg:x="12.2cm" svg:y="2.5cm">
          <text:p text:style-name="P1"><text:span text:style-name="T4">I/O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3" draw:text-style-name="P4" draw:layer="layout" svg:width="2.5cm" svg:height="2cm" svg:x="16.2cm" svg:y="2.5cm">
          <text:p text:style-name="P1"><text:span text:style-name="T4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6-25T16:28:21</meta:creation-date>
    <dc:date>2008-07-07T10:28:26</dc:date>
    <meta:editing-cycles>4</meta:editing-cycles>
    <meta:editing-duration>PT9M32S</meta:editing-duration>
    <meta:user-defined meta:name="Informacja 1"/>
    <meta:user-defined meta:name="Informacja 2"/>
    <meta:user-defined meta:name="Informacja 3"/>
    <meta:user-defined meta:name="Informacja 4"/>
    <meta:document-statistic meta:object-count="3"/>
  </office:meta>
</office:document-meta>
</file>